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ameExtensions.Renam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ameExtensions.setSrcDir( File src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ameExtensions.setReplace( boolean repl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ameExtensions.setToExtension(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ameExtensions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RenameExtensions.setFromExtension( String fro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